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1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110">
            <text:p>11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225">
            <text:p>225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450">
            <text:p>45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2">
            <text:p>2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300">
            <text:p>3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5">
            <text:p>15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750">
            <text:p>7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975">
            <text:p>9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2">
          <table:table-cell office:value-type="string">
            <text:p>V_Delta3</text:p>
          </table:table-cell>
          <table:table-cell table:style-name="ce4" office:value-type="float" office:value="900">
            <text:p>9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285">
            <text:p>28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2">
          <table:table-cell office:value-type="string">
            <text:p>V_Zeta_01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3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5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6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BetaGold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2">
          <table:table-cell office:value-type="string">
            <text:p>V_AlphaGold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2">
          <table:table-cell office:value-type="string">
            <text:p>V_AlphaGold3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2">
          <table:table-cell office:value-type="string">
            <text:p>V_AlphaGold4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2">
          <table:table-cell office:value-type="string">
            <text:p>V_AlphaGold5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7/03/2015</text:date>, <text:time>01:5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7-03T01:50:25.11</dc:date>
    <dc:creator>Wister </dc:creator>
    <meta:editing-duration>PT1H56M33S</meta:editing-duration>
    <meta:editing-cycles>69</meta:editing-cycles>
    <meta:document-statistic meta:table-count="1" meta:cell-count="697" meta:object-count="0"/>
  </office:meta>
</office:document-meta>
</file>